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5a35" officeooo:paragraph-rsid="00185a35"/>
    </style:style>
    <style:style style:name="P2" style:family="paragraph" style:parent-style-name="Standard">
      <style:text-properties officeooo:rsid="0018d42c" officeooo:paragraph-rsid="0018d42c"/>
    </style:style>
    <style:style style:name="P3" style:family="paragraph" style:parent-style-name="Standard">
      <style:text-properties officeooo:rsid="001ba923" officeooo:paragraph-rsid="001ba923"/>
    </style:style>
    <style:style style:name="P4" style:family="paragraph" style:parent-style-name="Standard">
      <style:text-properties officeooo:rsid="001c962d" officeooo:paragraph-rsid="001c962d"/>
    </style:style>
    <style:style style:name="P5" style:family="paragraph" style:parent-style-name="Standard">
      <style:text-properties officeooo:rsid="001ea467" officeooo:paragraph-rsid="001ea467"/>
    </style:style>
    <style:style style:name="P6" style:family="paragraph" style:parent-style-name="Standard" style:list-style-name="L1">
      <style:text-properties officeooo:rsid="0018d42c" officeooo:paragraph-rsid="001ba923"/>
    </style:style>
    <style:style style:name="P7" style:family="paragraph" style:parent-style-name="Standard" style:list-style-name="L1">
      <style:text-properties officeooo:rsid="001ba923" officeooo:paragraph-rsid="001ba923"/>
    </style:style>
    <style:style style:name="P8" style:family="paragraph" style:parent-style-name="Standard" style:list-style-name="L2">
      <style:text-properties officeooo:rsid="001c962d" officeooo:paragraph-rsid="001c962d"/>
    </style:style>
    <style:style style:name="P9" style:family="paragraph" style:parent-style-name="Standard" style:list-style-name="L3">
      <style:text-properties officeooo:rsid="001c962d" officeooo:paragraph-rsid="001c962d"/>
    </style:style>
    <style:style style:name="P10" style:family="paragraph" style:parent-style-name="Standard" style:list-style-name="L4">
      <style:text-properties officeooo:rsid="001c962d" officeooo:paragraph-rsid="001c962d"/>
    </style:style>
    <style:style style:name="P11" style:family="paragraph" style:parent-style-name="Standard" style:list-style-name="L5">
      <style:text-properties officeooo:rsid="001c962d" officeooo:paragraph-rsid="001c962d"/>
    </style:style>
    <style:style style:name="P12" style:family="paragraph" style:parent-style-name="Standard" style:list-style-name="L6">
      <style:text-properties officeooo:rsid="001c962d" officeooo:paragraph-rsid="001c962d"/>
    </style:style>
    <style:style style:name="P13" style:family="paragraph" style:parent-style-name="Standard" style:list-style-name="L6">
      <style:text-properties officeooo:rsid="001d2879" officeooo:paragraph-rsid="001d2879"/>
    </style:style>
    <style:style style:name="P14" style:family="paragraph" style:parent-style-name="Standard" style:list-style-name="L6">
      <style:text-properties officeooo:rsid="001ea467" officeooo:paragraph-rsid="001ea467"/>
    </style:style>
    <style:style style:name="P15" style:family="paragraph" style:parent-style-name="Standard" style:list-style-name="L7">
      <style:text-properties officeooo:rsid="001ea467" officeooo:paragraph-rsid="001ea467"/>
    </style:style>
    <style:style style:name="P16" style:family="paragraph" style:parent-style-name="Standard" style:list-style-name="L8">
      <style:text-properties officeooo:rsid="001ea467" officeooo:paragraph-rsid="001ea467"/>
    </style:style>
    <style:style style:name="P17" style:family="paragraph" style:parent-style-name="Standard" style:list-style-name="L9">
      <style:text-properties officeooo:rsid="001ea467" officeooo:paragraph-rsid="001ea467"/>
    </style:style>
    <style:style style:name="P18" style:family="paragraph" style:parent-style-name="Standard" style:list-style-name="L10">
      <style:text-properties officeooo:rsid="001ea467" officeooo:paragraph-rsid="001ea467"/>
    </style:style>
    <style:style style:name="P19" style:family="paragraph" style:parent-style-name="Standard">
      <style:text-properties officeooo:rsid="001ea467" officeooo:paragraph-rsid="001ea467"/>
    </style:style>
    <style:style style:name="P20" style:family="paragraph" style:parent-style-name="Standard">
      <style:text-properties fo:font-size="16pt" officeooo:rsid="001fed6d" officeooo:paragraph-rsid="001fed6d" style:font-size-asian="16pt" style:font-size-complex="16pt"/>
    </style:style>
    <style:style style:name="P21" style:family="paragraph" style:parent-style-name="Standard">
      <style:text-properties fo:font-size="16pt" officeooo:rsid="0022521f" officeooo:paragraph-rsid="0022521f" style:font-size-asian="16pt" style:font-size-complex="16pt"/>
    </style:style>
    <style:style style:name="P22" style:family="paragraph" style:parent-style-name="Standard">
      <style:text-properties fo:font-size="16pt" officeooo:rsid="0024d372" officeooo:paragraph-rsid="0024d372" style:font-size-asian="16pt" style:font-size-complex="16pt"/>
    </style:style>
    <style:style style:name="P23" style:family="paragraph" style:parent-style-name="Standard">
      <style:text-properties fo:font-size="16pt" officeooo:rsid="00250bf0" officeooo:paragraph-rsid="00250bf0" style:font-size-asian="16pt" style:font-size-complex="16pt"/>
    </style:style>
    <style:style style:name="P24" style:family="paragraph" style:parent-style-name="Standard">
      <style:text-properties fo:font-size="12pt" officeooo:rsid="001fed6d" officeooo:paragraph-rsid="001fed6d" style:font-size-asian="10.5pt" style:font-size-complex="12pt"/>
    </style:style>
    <style:style style:name="P25" style:family="paragraph" style:parent-style-name="Standard" style:list-style-name="L11">
      <style:text-properties fo:font-size="12pt" officeooo:rsid="001fed6d" officeooo:paragraph-rsid="001fed6d" style:font-size-asian="10.5pt" style:font-size-complex="12pt"/>
    </style:style>
    <style:style style:name="P26" style:family="paragraph" style:parent-style-name="Standard" style:list-style-name="L12">
      <style:text-properties fo:font-size="12pt" officeooo:rsid="001fed6d" officeooo:paragraph-rsid="001fed6d" style:font-size-asian="10.5pt" style:font-size-complex="12pt"/>
    </style:style>
    <style:style style:name="P27" style:family="paragraph" style:parent-style-name="Standard" style:list-style-name="L13">
      <style:text-properties fo:font-size="12pt" officeooo:rsid="0022521f" officeooo:paragraph-rsid="0022521f" style:font-size-asian="10.5pt" style:font-size-complex="12pt"/>
    </style:style>
    <style:style style:name="P28" style:family="paragraph" style:parent-style-name="Standard">
      <style:paragraph-properties fo:text-align="end" style:justify-single-word="false"/>
      <style:text-properties fo:font-size="12pt" officeooo:rsid="0022521f" officeooo:paragraph-rsid="0022521f" style:font-size-asian="10.5pt" style:font-size-complex="12pt"/>
    </style:style>
    <style:style style:name="P29" style:family="paragraph" style:parent-style-name="Standard" style:list-style-name="L13">
      <style:text-properties fo:font-size="12pt" officeooo:rsid="0024ad77" officeooo:paragraph-rsid="00285bdd" style:font-size-asian="10.5pt" style:font-size-complex="12pt"/>
    </style:style>
    <style:style style:name="P30" style:family="paragraph" style:parent-style-name="Standard">
      <style:text-properties fo:font-size="12pt" officeooo:rsid="0024ad77" officeooo:paragraph-rsid="0024ad77" style:font-size-asian="10.5pt" style:font-size-complex="12pt"/>
    </style:style>
    <style:style style:name="P31" style:family="paragraph" style:parent-style-name="Standard" style:list-style-name="L14">
      <style:text-properties fo:font-size="12pt" officeooo:rsid="0024d372" officeooo:paragraph-rsid="0024d372" style:font-size-asian="10.5pt" style:font-size-complex="12pt"/>
    </style:style>
    <style:style style:name="P32" style:family="paragraph" style:parent-style-name="Standard" style:list-style-name="L14">
      <style:text-properties fo:font-size="12pt" officeooo:rsid="00250bf0" officeooo:paragraph-rsid="00250bf0" style:font-size-asian="10.5pt" style:font-size-complex="12pt"/>
    </style:style>
    <style:style style:name="P33" style:family="paragraph" style:parent-style-name="Standard">
      <style:text-properties fo:font-size="12pt" officeooo:rsid="00250bf0" officeooo:paragraph-rsid="00250bf0" style:font-size-asian="10.5pt" style:font-size-complex="12pt"/>
    </style:style>
    <style:style style:name="P34" style:family="paragraph" style:parent-style-name="Standard" style:list-style-name="L15">
      <style:text-properties fo:font-size="12pt" officeooo:rsid="00250bf0" officeooo:paragraph-rsid="00250bf0" style:font-size-asian="10.5pt" style:font-size-complex="12pt"/>
    </style:style>
    <style:style style:name="P35" style:family="paragraph" style:parent-style-name="Standard" style:list-style-name="L16">
      <style:text-properties fo:font-size="12pt" officeooo:rsid="00250bf0" officeooo:paragraph-rsid="00250bf0" style:font-size-asian="10.5pt" style:font-size-complex="12pt"/>
    </style:style>
    <style:style style:name="P36" style:family="paragraph" style:parent-style-name="Standard" style:list-style-name="L17">
      <style:text-properties fo:font-size="12pt" officeooo:rsid="0025936b" officeooo:paragraph-rsid="0025936b" style:font-size-asian="10.5pt" style:font-size-complex="12pt"/>
    </style:style>
    <style:style style:name="T1" style:family="text">
      <style:text-properties style:text-position="super 58%"/>
    </style:style>
    <style:style style:name="T2" style:family="text">
      <style:text-properties officeooo:rsid="001c962d"/>
    </style:style>
    <style:style style:name="T3" style:family="text">
      <style:text-properties officeooo:rsid="001d2879"/>
    </style:style>
    <style:style style:name="T4" style:family="text">
      <style:text-properties officeooo:rsid="001ea467"/>
    </style:style>
    <style:style style:name="T5" style:family="text">
      <style:text-properties fo:font-size="14pt" style:font-size-asian="14pt" style:font-size-complex="14pt"/>
    </style:style>
    <style:style style:name="T6" style:family="text">
      <style:text-properties officeooo:rsid="00250bf0"/>
    </style:style>
    <style:style style:name="T7" style:family="text">
      <style:text-properties fo:font-size="16pt" style:font-size-asian="16pt" style:font-size-complex="16pt"/>
    </style:style>
    <style:style style:name="T8" style:family="text">
      <style:text-properties fo:color="#ce181e"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h</text:span> June 2020</text:p>
      <text:p text:style-name="P1">UniLearn</text:p>
      <text:p text:style-name="P1"/>
      <text:p text:style-name="P1"/>
      <text:p text:style-name="P2">1- Create Repo:</text:p>
      <text:list xml:id="list1089214942" text:style-name="L1">
        <text:list-item>
          <text:p text:style-name="P6">on profile then click on Repositories</text:p>
        </text:list-item>
        <text:list-item>
          <text:p text:style-name="P6">click new</text:p>
        </text:list-item>
        <text:list-item>
          <text:p text:style-name="P6">on Repository name set the name of Repo you want</text:p>
        </text:list-item>
        <text:list-item>
          <text:p text:style-name="P6">in Description write a description for your project (its optional)</text:p>
        </text:list-item>
        <text:list-item>
          <text:p text:style-name="P6">select Public or Private</text:p>
        </text:list-item>
        <text:list-item>
          <text:p text:style-name="P6">in Initialize the repository with a README if you want automatically create REDME file</text:p>
        </text:list-item>
        <text:list-item>
          <text:p text:style-name="P7">click on Add .gitignore if you want to create .gitignore file</text:p>
        </text:list-item>
        <text:list-item>
          <text:p text:style-name="P7">click on create to create the Repo</text:p>
        </text:list-item>
      </text:list>
      <text:p text:style-name="P3"/>
      <text:p text:style-name="P3">2- <text:s/>on your C<text:span text:style-name="T2">WP(command window prompt):</text:span></text:p>
      <text:list xml:id="list2929467575" text:style-name="L2">
        <text:list-item>
          <text:p text:style-name="P8">git init</text:p>
        </text:list-item>
        <text:list-item>
          <text:p text:style-name="P8">git add README.md</text:p>
        </text:list-item>
        <text:list-item>
          <text:p text:style-name="P8">git commit -m “first commit”</text:p>
        </text:list-item>
        <text:list-item>
          <text:p text:style-name="P8">git remote add origin <text:a xlink:type="simple" xlink:href="https://github.com/" text:style-name="Internet_20_link" text:visited-style-name="Visited_20_Internet_20_Link">https://github.com/</text:a> + username + Repo name + .git</text:p>
        </text:list-item>
        <text:list-item>
          <text:p text:style-name="P8">git push -u origin master</text:p>
        </text:list-item>
      </text:list>
      <text:p text:style-name="P4"/>
      <text:p text:style-name="P4">3- to clone data from git Repo:</text:p>
      <text:list xml:id="list2010183696" text:style-name="L3">
        <text:list-item>
          <text:p text:style-name="P9">git clone <text:a xlink:type="simple" xlink:href="https://github.com/" text:style-name="Internet_20_link" text:visited-style-name="Visited_20_Internet_20_Link">https://github.com/</text:a> + username + Repo name + .git</text:p>
        </text:list-item>
      </text:list>
      <text:p text:style-name="P4"/>
      <text:p text:style-name="P4">4- to add data on git Repo:</text:p>
      <text:list xml:id="list3948205841" text:style-name="L4">
        <text:list-item>
          <text:p text:style-name="P10">git add .</text:p>
        </text:list-item>
        <text:list-item>
          <text:p text:style-name="P10">Git commit -m “your comment here”</text:p>
        </text:list-item>
        <text:list-item>
          <text:p text:style-name="P10">git push origin master</text:p>
        </text:list-item>
        <text:list-item>
          <text:p text:style-name="P10">will ask you for username</text:p>
        </text:list-item>
        <text:list-item>
          <text:p text:style-name="P10">write your username then press Enter</text:p>
        </text:list-item>
        <text:list-item>
          <text:p text:style-name="P10">will ask you for password</text:p>
        </text:list-item>
        <text:list-item>
          <text:p text:style-name="P10">write your password then press Enter</text:p>
        </text:list-item>
      </text:list>
      <text:p text:style-name="P4"/>
      <text:p text:style-name="P4">5- to get data from git Repo:</text:p>
      <text:list xml:id="list2703610937" text:style-name="L5">
        <text:list-item>
          <text:p text:style-name="P11">git pull origin master</text:p>
        </text:list-item>
        <text:list-item>
          <text:p text:style-name="P11">will ask you for username</text:p>
        </text:list-item>
        <text:list-item>
          <text:p text:style-name="P11">write your username then press Enter</text:p>
        </text:list-item>
        <text:list-item>
          <text:p text:style-name="P11">will ask you for password</text:p>
        </text:list-item>
        <text:list-item>
          <text:p text:style-name="P11">write your password then press Enter</text:p>
        </text:list-item>
      </text:list>
      <text:p text:style-name="P4"/>
      <text:p text:style-name="P4">6- add collaborators:</text:p>
      <text:list xml:id="list312727587" text:style-name="L6">
        <text:list-item>
          <text:p text:style-name="P12">go to <text:span text:style-name="T3">profile</text:span></text:p>
        </text:list-item>
        <text:list-item>
          <text:p text:style-name="P13">press on Repositories</text:p>
        </text:list-item>
        <text:list-item>
          <text:p text:style-name="P13">choose the Repo</text:p>
        </text:list-item>
        <text:list-item>
          <text:p text:style-name="P13">click on Settings</text:p>
        </text:list-item>
        <text:list-item>
          <text:p text:style-name="P13">then click on Manage access</text:p>
        </text:list-item>
        <text:list-item>
          <text:p text:style-name="P13">click on Invite a collaborator</text:p>
        </text:list-item>
        <text:list-item>
          <text:p text:style-name="P13">search <text:span text:style-name="T4">for username or email</text:span></text:p>
        </text:list-item>
        <text:list-item>
          <text:p text:style-name="P14">click add</text:p>
        </text:list-item>
      </text:list>
      <text:p text:style-name="P5">7- create branch:</text:p>
      <text:list xml:id="list1515565994" text:style-name="L7">
        <text:list-item>
          <text:p text:style-name="P15">click on Repo name</text:p>
        </text:list-item>
        <text:list-item>
          <text:p text:style-name="P15"><text:soft-page-break/>click on branches</text:p>
        </text:list-item>
        <text:list-item>
          <text:p text:style-name="P15">write your branch name</text:p>
        </text:list-item>
        <text:list-item>
          <text:p text:style-name="P15">press Enter</text:p>
        </text:list-item>
      </text:list>
      <text:p text:style-name="P5"/>
      <text:p text:style-name="P5">8- get data from specific branch:</text:p>
      <text:list xml:id="list3038906183" text:style-name="L8">
        <text:list-item>
          <text:p text:style-name="P16">I never used it</text:p>
        </text:list-item>
      </text:list>
      <text:p text:style-name="P5">9- push data on specific branch:</text:p>
      <text:list xml:id="list978045593" text:style-name="L9">
        <text:list-item>
          <text:p text:style-name="P17">I never used it</text:p>
        </text:list-item>
      </text:list>
      <text:p text:style-name="P5"/>
      <text:p text:style-name="P5"/>
      <text:p text:style-name="P5">references to check</text:p>
      <text:list xml:id="list628825333" text:style-name="L10">
        <text:list-item>
          <text:p text:style-name="P18"><text:a xlink:type="simple" xlink:href="https://guides.github.com/features/wikis/" text:style-name="Internet_20_link" text:visited-style-name="Visited_20_Internet_20_Link">https://guides.github.com/features/wikis/</text:a></text:p>
        </text:list-item>
        <text:list-item>
          <text:p text:style-name="P18"><text:a xlink:type="simple" xlink:href="https://help.github.com/en" text:style-name="Internet_20_link" text:visited-style-name="Visited_20_Internet_20_Link">https://help.github.com/en</text:a></text:p>
        </text:list-item>
        <text:list-item>
          <text:p text:style-name="P18"><text:a xlink:type="simple" xlink:href="https://guides.github.com/" text:style-name="Internet_20_link" text:visited-style-name="Visited_20_Internet_20_Link">https://guides.github.com/</text:a></text:p>
        </text:list-item>
      </text:list>
      <text:p text:style-name="P5"/>
      <text:p text:style-name="P20">hints</text:p>
      <text:list xml:id="list1634337331" text:style-name="L11">
        <text:list-item>
          <text:p text:style-name="P25">our Company Repo on Github : <text:a xlink:type="simple" xlink:href="https://github.com/unilearnegypt/BackEnd.git" text:style-name="Internet_20_link" text:visited-style-name="Visited_20_Internet_20_Link">https://github.com/unilearnegypt/BackEnd.git</text:a></text:p>
        </text:list-item>
        <text:list-item>
          <text:p text:style-name="P25">our Company Heroku Server : <text:a xlink:type="simple" xlink:href="https://uni30-5.herokuapp.com/" text:style-name="Internet_20_link" text:visited-style-name="Visited_20_Internet_20_Link">https://uni30-5.herokuapp.com</text:a></text:p>
        </text:list-item>
      </text:list>
      <text:p text:style-name="P24"/>
      <text:p text:style-name="P20">Company Github (how to use)</text:p>
      <text:list xml:id="list858764969" text:style-name="L12">
        <text:list-item>
          <text:p text:style-name="P26">on your CWP : git clone <text:a xlink:type="simple" xlink:href="https://github.com/unilearnegypt/BackEnd.git" text:style-name="Internet_20_link" text:visited-style-name="Visited_20_Internet_20_Link">https://github.com/unilearnegypt/BackEnd.git</text:a></text:p>
        </text:list-item>
        <text:list-item>
          <text:p text:style-name="P26">on your PC directory you will find a new folder called BackEnd</text:p>
        </text:list-item>
        <text:list-item>
          <text:p text:style-name="P26">open BackEnd folder then you will see the project source code</text:p>
        </text:list-item>
        <text:list-item>
          <text:p text:style-name="P26">make your own updates on project source code</text:p>
        </text:list-item>
        <text:list-item>
          <text:p text:style-name="P26">on CWP write python -m venv &lt;virtual Env name&gt;</text:p>
        </text:list-item>
        <text:list-item>
          <text:p text:style-name="P26">write . ./&lt;virtual Env name&gt;/bin/activate</text:p>
        </text:list-item>
        <text:list-item>
          <text:p text:style-name="P26">write python manage.py makemigrations then python manage.py migrate</text:p>
        </text:list-item>
        <text:list-item>
          <text:p text:style-name="P26">write python manage.py createsuperuser</text:p>
        </text:list-item>
        <text:list-item>
          <text:p text:style-name="P26">enter your name then press Enter</text:p>
        </text:list-item>
        <text:list-item>
          <text:p text:style-name="P26">enter email then press Enter</text:p>
        </text:list-item>
        <text:list-item>
          <text:p text:style-name="P26">enter password then press Enter and enter confirm password and press Enter</text:p>
        </text:list-item>
        <text:list-item>
          <text:p text:style-name="P26">write python manage.py runserver</text:p>
        </text:list-item>
        <text:list-item>
          <text:p text:style-name="P26">if server run without errors that's mean your updates are OK else check your updates again</text:p>
        </text:list-item>
        <text:list-item>
          <text:p text:style-name="P26">when everything is OK press on Ctrl button with C char to stop server</text:p>
        </text:list-item>
        <text:list-item>
          <text:p text:style-name="P26">to push your data write git status, will show you your updates</text:p>
        </text:list-item>
        <text:list-item>
          <text:p text:style-name="P26">then write git add .</text:p>
        </text:list-item>
        <text:list-item>
          <text:p text:style-name="P26">Then write git commit -m “your comment here”</text:p>
        </text:list-item>
        <text:list-item>
          <text:p text:style-name="P26">then write git push origin master</text:p>
        </text:list-item>
        <text:list-item>
          <text:p text:style-name="P26">finally your update are set on Company Github Repository</text:p>
        </text:list-item>
      </text:list>
      <text:p text:style-name="P24"/>
      <text:p text:style-name="P21">tasks not finished:</text:p>
      <text:list xml:id="list2370415482" text:style-name="L13">
        <text:list-item>
          <text:p text:style-name="P27">Use Sphinx tool to document the project code (automatically generate tool) and this link will help you and write document on how to use sphinx -&gt; Karim (9 hrs) :</text:p>
        </text:list-item>
        <text:list-item>
          <text:p text:style-name="P27"><text:span text:style-name="T5">Hints</text:span>: I need at least 8 hours to understand how Sphinx work</text:p>
        </text:list-item>
        <text:list-item>
          <text:p text:style-name="P29"><text:span text:style-name="T8">** </text:span>my task per tomorrow (I will search how can I use Sphinx)</text:p>
        </text:list-item>
      </text:list>
      <text:p text:style-name="P30"/>
      <text:p text:style-name="P22">Over load tasks:</text:p>
      <text:p text:style-name="P23">1- Reset Password</text:p>
      <text:list xml:id="list17808885" text:style-name="L14">
        <text:list-item>
          <text:p text:style-name="P31">reset password function: after user enter the sent 6 digits, server check that the entered digits are authenticated, then check the authorization, and get the user from database, server sends <text:soft-page-break/>access token to user to start new session and redirect user to an authenticated API which contain two widgets (password, confirm password), then check that password equal to confirm password, <text:span text:style-name="T6">then reset the password</text:span></text:p>
        </text:list-item>
        <text:list-item>
          <text:p text:style-name="P32">Request will contain (password, password2)</text:p>
        </text:list-item>
        <text:list-item>
          <text:p text:style-name="P32">Request Header contain(Authorization access token)</text:p>
          <text:p text:style-name="P32"/>
        </text:list-item>
      </text:list>
      <text:p text:style-name="P23">2- Update Profile</text:p>
      <text:list xml:id="list2884803869" text:style-name="L15">
        <text:list-item>
          <text:p text:style-name="P34">update user profile, function receive the response header Authorization access token, then redirect user to an API to update his/here data, once user reach to it he/she can update personal Info, only(avatar, address, phone number, first name and last name) can be updated, function check that the entered data are valid, if data are valid server save it else server return a response with error</text:p>
        </text:list-item>
        <text:list-item>
          <text:p text:style-name="P34">Request will contain (address, phone_number, first_name, last_name, avatar) and all not required</text:p>
        </text:list-item>
        <text:list-item>
          <text:p text:style-name="P34">Request Header contain(Authorization access token) </text:p>
        </text:list-item>
      </text:list>
      <text:p text:style-name="P33"/>
      <text:p text:style-name="P23">3- List Teacher Questions</text:p>
      <text:list xml:id="list1384689174" text:style-name="L16">
        <text:list-item>
          <text:p text:style-name="P35">API to list only Request teacher question</text:p>
        </text:list-item>
      </text:list>
      <text:p text:style-name="P33"/>
      <text:p text:style-name="P33"/>
      <text:p text:style-name="P23">4- Media Handling</text:p>
      <text:list xml:id="list1598479945" text:style-name="L17">
        <text:list-item>
          <text:p text:style-name="P36">server now handling the media requests (*Angular should make this)</text:p>
        </text:list-item>
        <text:list-item>
          <text:p text:style-name="P36">now project has new API which contain media, after request with a media file server return response with an URL contain the path of media file</text:p>
        </text:list-item>
        <text:list-item>
          <text:p text:style-name="P36">after an request to save new media file, server check that this media path is valid on client side then transfer the data via built in service to the server side then saving the media file URL on database</text:p>
          <text:p text:style-name="P36"><text:s/></text:p>
        </text:list-item>
      </text:list>
      <text:p text:style-name="P28">am waiting your replies</text:p>
      <text:p text:style-name="P28">and plans to tomorrow</text:p>
      <text:p text:style-name="P28"/>
      <text:list xml:id="list161116944947203" text:continue-list="list2370415482" text:style-name="L13">
        <text:list-header>
          <text:p text:style-name="P27"/>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09:57:51.937522999</meta:creation-date>
    <dc:date>2020-06-08T16:11:10.835537949</dc:date>
    <meta:editing-duration>PT37M2S</meta:editing-duration>
    <meta:editing-cycles>7</meta:editing-cycles>
    <meta:generator>LibreOffice/6.0.7.3$Linux_X86_64 LibreOffice_project/00m0$Build-3</meta:generator>
    <meta:document-statistic meta:table-count="0" meta:image-count="0" meta:object-count="0" meta:page-count="3" meta:paragraph-count="102" meta:word-count="850" meta:character-count="4677" meta:non-whitespace-character-count="4003"/>
  </office:meta>
</office:document-meta>
</file>